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2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3a1bb4"/>
    </style:style>
    <style:style style:name="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1" fo:font-size="12pt" officeooo:paragraph-rsid="003a1bb4" style:font-size-asian="12pt" style:font-size-complex="12pt"/>
    </style:style>
    <style:style style:name="P3" style:family="paragraph" style:parent-style-name="List_20_Paragraph" style:list-style-name="WWNum2">
      <style:paragraph-properties fo:margin-top="0cm" fo:margin-bottom="0.212cm" loext:contextual-spacing="true"/>
      <style:text-properties style:font-name="Calibri1" fo:font-size="11pt" officeooo:paragraph-rsid="004238a0" style:font-size-asian="11pt" style:font-size-complex="11pt"/>
    </style:style>
    <style:style style:name="P4" style:family="paragraph" style:parent-style-name="List_20_Paragraph" style:list-style-name="WWNum2">
      <style:paragraph-properties fo:margin-top="0cm" fo:margin-bottom="0.212cm" loext:contextual-spacing="true"/>
      <style:text-properties style:font-name="Calibri1" fo:font-size="11pt" officeooo:paragraph-rsid="0030cd76" style:font-size-asian="11pt" style:font-size-complex="11pt"/>
    </style:style>
    <style:style style:name="P5" style:family="paragraph" style:parent-style-name="List_20_Paragraph" style:list-style-name="WWNum2">
      <style:paragraph-properties fo:margin-top="0cm" fo:margin-bottom="0.212cm" loext:contextual-spacing="true"/>
      <style:text-properties officeooo:paragraph-rsid="0030cd76"/>
    </style:style>
    <style:style style:name="P6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rsid="0033cf6c" officeooo:paragraph-rsid="0033cf6c" style:font-size-asian="11pt" style:font-size-complex="11pt"/>
    </style:style>
    <style:style style:name="P7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paragraph-rsid="0030cd76" style:font-size-asian="11pt" style:font-size-complex="11pt"/>
    </style:style>
    <style:style style:name="P8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paragraph-rsid="00353fbf" style:font-size-asian="11pt" style:font-size-complex="11pt"/>
    </style:style>
    <style:style style:name="P9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paragraph-rsid="00361c51" style:font-size-asian="11pt" style:font-size-complex="11pt"/>
    </style:style>
    <style:style style:name="P10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paragraph-rsid="003c08f6" style:font-size-asian="11pt" style:font-size-complex="11pt"/>
    </style:style>
    <style:style style:name="P11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 fo:keep-with-next="always"/>
      <style:text-properties style:font-name="Calibri1" fo:font-size="11pt" officeooo:paragraph-rsid="0030cd76" style:font-size-asian="11pt" style:font-size-complex="11pt"/>
    </style:style>
    <style:style style:name="P12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 fo:keep-with-next="always"/>
      <style:text-properties style:font-name="Calibri1" fo:font-size="11pt" officeooo:paragraph-rsid="00327a47" style:font-size-asian="11pt" style:font-size-complex="11pt"/>
    </style:style>
    <style:style style:name="P13" style:family="paragraph" style:parent-style-name="List_20_Paragraph" style:list-style-name="WWNum2">
      <style:paragraph-properties fo:margin-top="0cm" fo:margin-bottom="0.212cm" loext:contextual-spacing="true" fo:keep-with-next="always"/>
      <style:text-properties style:font-name="Calibri1" fo:font-size="11pt" officeooo:paragraph-rsid="0030cd76" style:font-size-asian="11pt" style:font-size-complex="11pt"/>
    </style:style>
    <style:style style:name="P14" style:family="paragraph" style:parent-style-name="List_20_Paragraph" style:list-style-name="WWNum2" style:master-page-name="">
      <style:paragraph-properties fo:margin-left="0cm" fo:margin-right="0cm" fo:margin-top="0cm" fo:margin-bottom="0.212cm" loext:contextual-spacing="true" fo:text-indent="0cm" style:auto-text-indent="false" style:page-number="auto" fo:break-before="auto" fo:break-after="auto" fo:keep-with-next="always"/>
      <style:text-properties style:font-name="Calibri1" fo:font-size="11pt" officeooo:rsid="002feb80" officeooo:paragraph-rsid="0030cd76" style:font-size-asian="11pt" style:font-name-complex="Calibri3" style:font-size-complex="11pt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style:use-window-font-color="true" fo:font-style="normal" officeooo:rsid="002b4d68" style:font-style-asian="normal" style:font-style-complex="normal"/>
    </style:style>
    <style:style style:name="T3" style:family="text">
      <style:text-properties style:use-window-font-color="true" fo:font-style="normal" officeooo:rsid="004097da" style:font-style-asian="normal" style:font-style-complex="normal"/>
    </style:style>
    <style:style style:name="T4" style:family="text">
      <style:text-properties style:use-window-font-color="true" fo:font-style="normal" officeooo:rsid="003a1bb4" style:font-style-asian="normal" style:font-style-complex="normal"/>
    </style:style>
    <style:style style:name="T5" style:family="text">
      <style:text-properties style:font-name="Calibri2" officeooo:rsid="004097da" style:font-name-asian="Times New Roman1" style:font-name-complex="Times New Roman1"/>
    </style:style>
    <style:style style:name="T6" style:family="text">
      <style:text-properties officeooo:rsid="004097da" style:font-name-asian="Times New Roman1" style:font-name-complex="Times New Roman1"/>
    </style:style>
    <style:style style:name="T7" style:family="text">
      <style:text-properties fo:font-weight="bold" style:font-weight-asian="bold" style:font-name-complex="Calibri3" style:font-weight-complex="bold"/>
    </style:style>
    <style:style style:name="T8" style:family="text">
      <style:text-properties fo:font-weight="bold" officeooo:rsid="001c0e55" style:font-weight-asian="bold" style:font-name-complex="Calibri3" style:font-weight-complex="bold"/>
    </style:style>
    <style:style style:name="T9" style:family="text">
      <style:text-properties fo:font-weight="bold" officeooo:rsid="001daeaa" style:font-weight-asian="bold" style:font-name-complex="Calibri3" style:font-weight-complex="bold"/>
    </style:style>
    <style:style style:name="T10" style:family="text">
      <style:text-properties fo:font-weight="bold" officeooo:rsid="001fa778" style:font-weight-asian="bold" style:font-name-complex="Calibri3" style:font-weight-complex="bold"/>
    </style:style>
    <style:style style:name="T11" style:family="text">
      <style:text-properties fo:font-weight="bold" officeooo:rsid="002119fd" style:font-weight-asian="bold" style:font-name-complex="Calibri3" style:font-weight-complex="bold"/>
    </style:style>
    <style:style style:name="T12" style:family="text">
      <style:text-properties fo:font-weight="bold" officeooo:rsid="00229648" style:font-weight-asian="bold" style:font-name-complex="Calibri3" style:font-weight-complex="bold"/>
    </style:style>
    <style:style style:name="T13" style:family="text">
      <style:text-properties fo:font-weight="bold" officeooo:rsid="00247697" style:font-weight-asian="bold" style:font-name-complex="Calibri3" style:font-weight-complex="bold"/>
    </style:style>
    <style:style style:name="T14" style:family="text">
      <style:text-properties fo:font-weight="bold" officeooo:rsid="0026a3f2" style:font-weight-asian="bold" style:font-name-complex="Calibri3" style:font-weight-complex="bold"/>
    </style:style>
    <style:style style:name="T15" style:family="text">
      <style:text-properties fo:font-weight="bold" officeooo:rsid="0027a5a7" style:font-weight-asian="bold" style:font-name-complex="Calibri3" style:font-weight-complex="bold"/>
    </style:style>
    <style:style style:name="T16" style:family="text">
      <style:text-properties fo:font-weight="bold" officeooo:rsid="002cd474" style:font-weight-asian="bold" style:font-name-complex="Calibri3" style:font-weight-complex="bold"/>
    </style:style>
    <style:style style:name="T17" style:family="text">
      <style:text-properties fo:font-weight="bold" officeooo:rsid="002d589b" style:font-weight-asian="bold" style:font-name-complex="Calibri3" style:font-weight-complex="bold"/>
    </style:style>
    <style:style style:name="T18" style:family="text">
      <style:text-properties fo:font-weight="bold" officeooo:rsid="002fcdec" style:font-weight-asian="bold" style:font-name-complex="Calibri3" style:font-weight-complex="bold"/>
    </style:style>
    <style:style style:name="T19" style:family="text">
      <style:text-properties fo:font-weight="bold" officeooo:rsid="002feb80" style:font-weight-asian="bold" style:font-name-complex="Calibri3" style:font-weight-complex="bold"/>
    </style:style>
    <style:style style:name="T20" style:family="text">
      <style:text-properties fo:font-weight="bold" officeooo:rsid="00294f92" style:font-weight-asian="bold" style:font-name-complex="Calibri3" style:font-weight-complex="bold"/>
    </style:style>
    <style:style style:name="T21" style:family="text">
      <style:text-properties fo:font-weight="bold" officeooo:rsid="00327a47" style:font-weight-asian="bold" style:font-name-complex="Calibri3" style:font-weight-complex="bold"/>
    </style:style>
    <style:style style:name="T22" style:family="text">
      <style:text-properties fo:font-weight="bold" officeooo:rsid="001ce993" style:font-weight-asian="bold" style:font-name-complex="Calibri3" style:font-weight-complex="bold"/>
    </style:style>
    <style:style style:name="T23" style:family="text">
      <style:text-properties fo:font-weight="bold" officeooo:rsid="0033cf6c" style:font-weight-asian="bold" style:font-name-complex="Calibri3" style:font-weight-complex="bold"/>
    </style:style>
    <style:style style:name="T24" style:family="text">
      <style:text-properties fo:font-weight="bold" officeooo:rsid="00353fbf" style:font-weight-asian="bold" style:font-name-complex="Calibri3" style:font-weight-complex="bold"/>
    </style:style>
    <style:style style:name="T25" style:family="text">
      <style:text-properties fo:font-weight="bold" officeooo:rsid="00361c51" style:font-weight-asian="bold" style:font-name-complex="Calibri3" style:font-weight-complex="bold"/>
    </style:style>
    <style:style style:name="T26" style:family="text">
      <style:text-properties fo:font-weight="bold" officeooo:rsid="0037872c" style:font-weight-asian="bold" style:font-name-complex="Calibri3" style:font-weight-complex="bold"/>
    </style:style>
    <style:style style:name="T27" style:family="text">
      <style:text-properties fo:font-weight="bold" officeooo:rsid="003c08f6" style:font-weight-asian="bold" style:font-name-complex="Calibri3" style:font-weight-complex="bold"/>
    </style:style>
    <style:style style:name="T28" style:family="text">
      <style:text-properties fo:font-weight="bold" officeooo:rsid="003ec01e" style:font-weight-asian="bold" style:font-name-complex="Calibri3" style:font-weight-complex="bold"/>
    </style:style>
    <style:style style:name="T29" style:family="text">
      <style:text-properties fo:font-weight="bold" officeooo:rsid="004238a0" style:font-weight-asian="bold" style:font-name-complex="Calibri3" style:font-weight-complex="bold"/>
    </style:style>
    <style:style style:name="T30" style:family="text">
      <style:text-properties style:font-name-complex="Calibri3"/>
    </style:style>
    <style:style style:name="T31" style:family="text">
      <style:text-properties officeooo:rsid="001c0e55" style:font-name-complex="Calibri3"/>
    </style:style>
    <style:style style:name="T32" style:family="text">
      <style:text-properties officeooo:rsid="001ce993" style:font-name-complex="Calibri3"/>
    </style:style>
    <style:style style:name="T33" style:family="text">
      <style:text-properties officeooo:rsid="001daeaa" style:font-name-complex="Calibri3"/>
    </style:style>
    <style:style style:name="T34" style:family="text">
      <style:text-properties officeooo:rsid="001fa778" style:font-name-complex="Calibri3"/>
    </style:style>
    <style:style style:name="T35" style:family="text">
      <style:text-properties officeooo:rsid="002119fd" style:font-name-complex="Calibri3"/>
    </style:style>
    <style:style style:name="T36" style:family="text">
      <style:text-properties officeooo:rsid="00229648" style:font-name-complex="Calibri3"/>
    </style:style>
    <style:style style:name="T37" style:family="text">
      <style:text-properties officeooo:rsid="00247697" style:font-name-complex="Calibri3"/>
    </style:style>
    <style:style style:name="T38" style:family="text">
      <style:text-properties officeooo:rsid="0026a3f2" style:font-name-complex="Calibri3"/>
    </style:style>
    <style:style style:name="T39" style:family="text">
      <style:text-properties officeooo:rsid="0027a5a7" style:font-name-complex="Calibri3"/>
    </style:style>
    <style:style style:name="T40" style:family="text">
      <style:text-properties officeooo:rsid="00294f92" style:font-name-complex="Calibri3"/>
    </style:style>
    <style:style style:name="T41" style:family="text">
      <style:text-properties officeooo:rsid="002fcdec" style:font-name-complex="Calibri3"/>
    </style:style>
    <style:style style:name="T42" style:family="text">
      <style:text-properties officeooo:rsid="002feb80" style:font-name-complex="Calibri3"/>
    </style:style>
    <style:style style:name="T43" style:family="text">
      <style:text-properties officeooo:rsid="0030cd76" style:font-name-complex="Calibri3"/>
    </style:style>
    <style:style style:name="T44" style:family="text">
      <style:text-properties officeooo:rsid="002cd474" style:font-name-complex="Calibri3"/>
    </style:style>
    <style:style style:name="T45" style:family="text">
      <style:text-properties officeooo:rsid="00327a47" style:font-name-complex="Calibri3"/>
    </style:style>
    <style:style style:name="T46" style:family="text">
      <style:text-properties officeooo:rsid="0033cf6c" style:font-name-complex="Calibri3"/>
    </style:style>
    <style:style style:name="T47" style:family="text">
      <style:text-properties officeooo:rsid="00353fbf" style:font-name-complex="Calibri3"/>
    </style:style>
    <style:style style:name="T48" style:family="text">
      <style:text-properties officeooo:rsid="00361c51" style:font-name-complex="Calibri3"/>
    </style:style>
    <style:style style:name="T49" style:family="text">
      <style:text-properties officeooo:rsid="0037872c" style:font-name-complex="Calibri3"/>
    </style:style>
    <style:style style:name="T50" style:family="text">
      <style:text-properties officeooo:rsid="003a1bb4" style:font-name-complex="Calibri3"/>
    </style:style>
    <style:style style:name="T51" style:family="text">
      <style:text-properties officeooo:rsid="003b0476" style:font-name-complex="Calibri3"/>
    </style:style>
    <style:style style:name="T52" style:family="text">
      <style:text-properties officeooo:rsid="003ec01e" style:font-name-complex="Calibri3"/>
    </style:style>
    <style:style style:name="T53" style:family="text">
      <style:text-properties officeooo:rsid="00408fda" style:font-name-complex="Calibri3"/>
    </style:style>
    <style:style style:name="T54" style:family="text">
      <style:text-properties officeooo:rsid="004238a0" style:font-name-complex="Calibri3"/>
    </style:style>
    <style:style style:name="T55" style:family="text">
      <style:text-properties fo:font-size="11pt" officeooo:rsid="001c0e55" style:font-size-asian="11pt" style:font-name-complex="Calibri3" style:font-size-complex="11pt"/>
    </style:style>
    <style:style style:name="T56" style:family="text">
      <style:text-properties fo:font-size="11pt" officeooo:rsid="002cd474" style:font-size-asian="11pt" style:font-name-complex="Calibri3" style:font-size-complex="11pt"/>
    </style:style>
    <style:style style:name="T57" style:family="text">
      <style:text-properties fo:font-size="11pt" officeooo:rsid="0033cf6c" style:font-size-asian="11pt" style:font-name-complex="Calibri3" style:font-size-complex="11pt"/>
    </style:style>
    <style:style style:name="T58" style:family="text">
      <style:text-properties fo:font-size="11pt" fo:font-weight="bold" officeooo:rsid="001c0e55" style:font-size-asian="11pt" style:font-weight-asian="bold" style:font-name-complex="Calibri3" style:font-size-complex="11pt" style:font-weight-complex="bold"/>
    </style:style>
    <style:style style:name="T59" style:family="text">
      <style:text-properties fo:font-size="11pt" fo:font-weight="bold" officeooo:rsid="002cd474" style:font-size-asian="11pt" style:font-weight-asian="bold" style:font-name-complex="Calibri3" style:font-size-complex="11pt" style:font-weight-complex="bold"/>
    </style:style>
    <style:style style:name="T60" style:family="text">
      <style:text-properties fo:font-size="11pt" fo:font-weight="bold" officeooo:rsid="002fcdec" style:font-size-asian="11pt" style:font-weight-asian="bold" style:font-name-complex="Calibri3" style:font-size-complex="11pt" style:font-weight-complex="bold"/>
    </style:style>
    <style:style style:name="T61" style:family="text">
      <style:text-properties fo:font-size="11pt" fo:font-weight="normal" officeooo:rsid="001c0e55" style:font-size-asian="11pt" style:font-weight-asian="normal" style:font-name-complex="Calibri3" style:font-size-complex="11pt" style:font-weight-complex="normal"/>
    </style:style>
    <style:style style:name="T62" style:family="text">
      <style:text-properties fo:font-size="11pt" fo:font-weight="normal" officeooo:rsid="002fcdec" style:font-size-asian="11pt" style:font-weight-asian="normal" style:font-name-complex="Calibri3" style:font-size-complex="11pt" style:font-weight-complex="normal"/>
    </style:style>
    <style:style style:name="T63" style:family="text">
      <style:text-properties fo:font-weight="normal" officeooo:rsid="002fcdec" style:font-weight-asian="normal" style:font-name-complex="Calibri3" style:font-weight-complex="normal"/>
    </style:style>
    <style:style style:name="T64" style:family="text">
      <style:text-properties fo:font-weight="normal" officeooo:rsid="00327a47" style:font-weight-asian="normal" style:font-name-complex="Calibri3" style:font-weight-complex="normal"/>
    </style:style>
    <style:style style:name="T65" style:family="text">
      <style:text-properties fo:font-weight="normal" officeooo:rsid="001c0e55" style:font-weight-asian="normal" style:font-name-complex="Calibri3" style:font-weight-complex="normal"/>
    </style:style>
    <style:style style:name="T66" style:family="text">
      <style:text-properties style:text-underline-style="none" officeooo:rsid="001c0e55" style:font-name-complex="Calibri3"/>
    </style:style>
    <style:style style:name="T67" style:family="text">
      <style:text-properties style:text-underline-style="none" fo:font-weight="bold" officeooo:rsid="00229648" style:font-weight-asian="bold" style:font-name-complex="Calibri3" style:font-weight-complex="bold"/>
    </style:style>
    <style:style style:name="T68" style:family="text">
      <style:text-properties style:text-underline-style="none" fo:font-weight="bold" officeooo:rsid="00247697" style:font-weight-asian="bold" style:font-name-complex="Calibri3" style:font-weight-complex="bold"/>
    </style:style>
    <style:style style:name="T69" style:family="text">
      <style:text-properties style:text-underline-style="none" fo:font-weight="bold" officeooo:rsid="0038105f" style:font-weight-asian="bold" style:font-name-complex="Calibri3" style:font-weight-complex="bold"/>
    </style:style>
    <style:style style:name="T70" style:family="text">
      <style:text-properties style:text-underline-style="none" fo:font-weight="bold" officeooo:rsid="002cd474" style:font-weight-asian="bold" style:font-name-complex="Calibri3" style:font-weight-complex="bold"/>
    </style:style>
    <style:style style:name="T71" style:family="text">
      <style:text-properties officeooo:rsid="003947c0"/>
    </style:style>
    <style:style style:name="T72" style:family="text">
      <style:text-properties style:font-name="Calibri1" fo:font-size="11pt" officeooo:rsid="002cd474" style:font-size-asian="11pt" style:font-name-complex="Calibri3" style:font-size-complex="11pt"/>
    </style:style>
    <style:style style:name="T73" style:family="text">
      <style:text-properties style:font-name="Calibri1" fo:font-size="11pt" officeooo:rsid="001c0e55" style:font-size-asian="11pt" style:font-name-complex="Calibri3" style:font-size-complex="11pt"/>
    </style:style>
    <style:style style:name="T74" style:family="text">
      <style:text-properties style:font-name="Calibri1" fo:font-size="11pt" officeooo:rsid="0033cf6c" style:font-size-asian="11pt" style:font-name-complex="Calibri3" style:font-size-complex="11pt"/>
    </style:style>
    <style:style style:name="T75" style:family="text">
      <style:text-properties style:font-name="Calibri1" fo:font-size="11pt" fo:font-weight="bold" officeooo:rsid="002cd474" style:font-size-asian="11pt" style:font-weight-asian="bold" style:font-name-complex="Calibri3" style:font-size-complex="11pt" style:font-weight-complex="bold"/>
    </style:style>
    <style:style style:name="T76" style:family="text">
      <style:text-properties style:font-name="Calibri1" fo:font-size="11pt" fo:font-weight="bold" officeooo:rsid="002fcdec" style:font-size-asian="11pt" style:font-weight-asian="bold" style:font-name-complex="Calibri3" style:font-size-complex="11pt" style:font-weight-complex="bold"/>
    </style:style>
    <style:style style:name="T77" style:family="text">
      <style:text-properties style:font-name="Calibri1" fo:font-size="11pt" fo:font-weight="bold" officeooo:rsid="001c0e55" style:font-size-asian="11pt" style:font-weight-asian="bold" style:font-name-complex="Calibri3" style:font-size-complex="11pt" style:font-weight-complex="bold"/>
    </style:style>
    <style:style style:name="T78" style:family="text">
      <style:text-properties style:font-name="Calibri1" fo:font-size="11pt" fo:font-weight="normal" officeooo:rsid="001c0e55" style:font-size-asian="11pt" style:font-weight-asian="normal" style:font-name-complex="Calibri3" style:font-size-complex="11pt" style:font-weight-complex="normal"/>
    </style:style>
    <style:style style:name="T79" style:family="text">
      <style:text-properties style:font-name="Calibri1" fo:font-size="11pt" fo:font-weight="normal" officeooo:rsid="002fcdec" style:font-size-asian="11pt" style:font-weight-asian="normal" style:font-name-complex="Calibri3" style:font-size-complex="11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17024642" text:style-name="WWNum2">
        <text:list-item>
          <text:p text:style-name="P5"><text:span text:style-name="T72">Con la ayuda del </text:span><text:span text:style-name="T75">Constructor Visual de Interfaces Gráficos de NetBeans</text:span><text:span text:style-name="T78">, </text:span><text:span text:style-name="T79">llamado </text:span><text:span text:style-name="T76">Matisse</text:span><text:span text:style-name="T77">,</text:span><text:span text:style-name="T72"> construir</text:span><text:span text:style-name="T73"> un proyecto de tipo </text:span><text:span text:style-name="T77">Aplicación Java con Interfaz Gráfico Swing</text:span><text:span text:style-name="T73"> llamado </text:span><text:span text:style-name="T77">VentanaCentrada</text:span><text:span text:style-name="T75">Asistida</text:span><text:span text:style-name="T73"> que muestre una ventana centrada en pantalla de 300 </text:span><text:span text:style-name="T74">píxeles</text:span><text:span text:style-name="T73"> de ancho por 200 </text:span><text:span text:style-name="T74">píxeles</text:span><text:span text:style-name="T73"> de alto.</text:span></text:p>
        </text:list-item>
        <text:list-item>
          <text:p text:style-name="P6"><text:span text:style-name="T44">Con la ayuda del </text:span><text:span text:style-name="T16">Constructor Visual de Interfaces Gráficos de NetBeans</text:span><text:span text:style-name="T65">, </text:span><text:span text:style-name="T63">llamado </text:span><text:span text:style-name="T18">Matisse</text:span><text:span text:style-name="T8">,</text:span><text:span text:style-name="T44"> </text:span><text:span text:style-name="T30">c</text:span><text:span text:style-name="T31">onstruir un proyecto de tipo </text:span><text:span text:style-name="T8">Aplicación Java con Interfaz Gráfico Swing</text:span><text:span text:style-name="T31"> llamado </text:span><text:span text:style-name="T8">ArrastreVentana</text:span><text:span text:style-name="T7">Asistido</text:span><text:span text:style-name="T31"> que muestre una ventana con fondo lila, sin decoración, centrada en pantalla, de tamaño fijo en 300 </text:span><text:span text:style-name="T50">pixeles</text:span><text:span text:style-name="T31"> de ancho por 200 </text:span><text:span text:style-name="T50">pixeles</text:span><text:span text:style-name="T31"> de alto. La ventana podrá arrastrarse por la pantalla. Para cerrar el programa se pulsará la tecla "</text:span><text:span text:style-name="T8">ESC</text:span><text:span text:style-name="T31">".</text:span></text:p>
        </text:list-item>
        <text:list-item>
          <text:p text:style-name="P3"><text:span text:style-name="T31">Con la ayuda del </text:span><text:span text:style-name="T8">Constructor Visual de Interfaces Gráficos de NetBeans</text:span><text:span text:style-name="T31">, </text:span><text:span text:style-name="T63">llamado </text:span><text:span text:style-name="T18">Matisse</text:span><text:span text:style-name="T8">, </text:span><text:span text:style-name="T31">construir un proyecto de tipo </text:span><text:span text:style-name="T8">Aplicación Java con Interfaz Gráfico Swing</text:span><text:span text:style-name="T31"> llamado </text:span><text:span text:style-name="T8">EtiquetaCentrada</text:span><text:span text:style-name="T16">Asistida</text:span><text:span text:style-name="T31"> que muestre una ventana centrada en pantalla de 300 pixeles de ancho por 200 </text:span><text:span text:style-name="T38">pixeles</text:span><text:span text:style-name="T31"> de alto, en la que </text:span><text:span text:style-name="T54">se muestre </text:span><text:span text:style-name="T31">el texto </text:span><text:span text:style-name="T46">"</text:span><text:span text:style-name="T8">EN VENTA</text:span><text:span text:style-name="T46">" </text:span><text:span text:style-name="T31">centrado horizontalmente </text:span><text:span text:style-name="T54">y </text:span><text:span text:style-name="T31">verticalmente, con la fuente </text:span><text:span text:style-name="T29">"</text:span><text:span text:style-name="T8">Calibri</text:span><text:span text:style-name="T29">"</text:span><text:span text:style-name="T8">,</text:span><text:span text:style-name="T31"> un tamaño de </text:span><text:span text:style-name="T8">40</text:span><text:span text:style-name="T31"> </text:span><text:span text:style-name="T54">puntos </text:span><text:span text:style-name="T31">y color </text:span><text:span text:style-name="T8">Blanco</text:span><text:span text:style-name="T31"> sobre fondo </text:span><text:span text:style-name="T14">Azul</text:span><text:span text:style-name="T31">.</text:span></text:p>
        </text:list-item>
        <text:list-item>
          <text:p text:style-name="P7"><text:span text:style-name="T31">Con la ayuda del </text:span><text:span text:style-name="T8">Constructor Visual de Interfaces Gráficos de NetBeans</text:span><text:span text:style-name="T31">, </text:span><text:span text:style-name="T63">llamado </text:span><text:span text:style-name="T18">Matisse</text:span><text:span text:style-name="T8">,</text:span><text:span text:style-name="T44"> </text:span><text:span text:style-name="T31">construir un proyecto de tipo </text:span><text:span text:style-name="T8">Aplicación Java con Interfaz Gráfico Swing</text:span><text:span text:style-name="T31"> llamado </text:span><text:span text:style-name="T8">BotonCentrado</text:span><text:span text:style-name="T16">Asistido</text:span><text:span text:style-name="T31"> que muestre una ventana centrada en pantalla, de 300 pixeles de ancho por 200 pixeles de alto, </text:span><text:span text:style-name="T51">dentro de la cual </text:span><text:span text:style-name="T31">aparezca </text:span><text:span text:style-name="T51">centrado un botón con </text:span><text:span text:style-name="T31">el texto </text:span><text:span text:style-name="T46">"</text:span><text:span text:style-name="T22">TERMINAR</text:span><text:span text:style-name="T46">"</text:span><text:span text:style-name="T31"> </text:span><text:span text:style-name="T32">que al ser activado cierre el programa</text:span><text:span text:style-name="T31">.</text:span></text:p>
        </text:list-item>
        <text:list-item>
          <text:p text:style-name="P8"><text:span text:style-name="T31">Con la ayuda del </text:span><text:span text:style-name="T8">Constructor Visual de Interfaces Gráficos de NetBeans</text:span><text:span text:style-name="T31">, </text:span><text:span text:style-name="T63">llamado </text:span><text:span text:style-name="T18">Matisse</text:span><text:span text:style-name="T8">,</text:span><text:span text:style-name="T44"> </text:span><text:span text:style-name="T31">construir un proyecto de tipo </text:span><text:span text:style-name="T8">Aplicación Java con Interfaz Gráfico Swing</text:span><text:span text:style-name="T31"> llamado </text:span><text:span text:style-name="T9">CampoTexto</text:span><text:span text:style-name="T8">Centrado</text:span><text:span text:style-name="T16">Asistido</text:span><text:span text:style-name="T31"> que muestre una ventana centrada en pantalla, de 300 pixeles de ancho por 200 pixeles de alto, <text:s/>en la que aparezca </text:span><text:span text:style-name="T33">un campo de</text:span><text:span text:style-name="T31"> texto </text:span><text:span text:style-name="T34">en el que al entrar las palabras: </text:span><text:span text:style-name="T23">[</text:span><text:span text:style-name="T10">BLANCO, </text:span><text:span text:style-name="T24">NEGRO, </text:span><text:span text:style-name="T10">ROJO, VERDE o AZUL</text:span><text:span text:style-name="T23">]</text:span><text:span text:style-name="T34">, </text:span><text:span text:style-name="T46">en cualquier combinación de mayúsculas o minúsculas, e</text:span><text:span text:style-name="T34">l fondo de l</text:span><text:span text:style-name="T46">a</text:span><text:span text:style-name="T34"> </text:span><text:span text:style-name="T46">ventana </text:span><text:span text:style-name="T34">se ponga de ese color</text:span><text:span text:style-name="T47">. Con cualquier otra entrada la ventana se pondrá del color predeterminado. </text:span></text:p>
        </text:list-item>
        <text:list-item>
          <text:p text:style-name="P7"><text:span text:style-name="T31">Con la ayuda del </text:span><text:span text:style-name="T8">Constructor Visual de Interfaces Gráficos de NetBeans</text:span><text:span text:style-name="T31">, </text:span><text:span text:style-name="T63">llamado </text:span><text:span text:style-name="T18">Matisse</text:span><text:span text:style-name="T8">,</text:span><text:span text:style-name="T44"> </text:span><text:span text:style-name="T31">construir un proyecto de tipo </text:span><text:span text:style-name="T8">Aplicación Java con Interfaz Gráfico Swing</text:span><text:span text:style-name="T31"> llamado </text:span><text:span text:style-name="T10">CalcularNIF</text:span><text:span text:style-name="T16">Asistido</text:span><text:span text:style-name="T31"> que </text:span><text:span text:style-name="T34">permita obtener </text:span><text:span text:style-name="T38">y mostrar la </text:span><text:span text:style-name="T34">letra del NIF a partir del número de DNI. Ante un valor no válido o un número de DNI está fuera del rango de 8 dígitos significativos se mostrará un asterisco</text:span><text:span text:style-name="T31">.</text:span></text:p>
        </text:list-item>
        <text:list-item>
          <text:p text:style-name="P9"><text:span text:style-name="T31">Con la ayuda del </text:span><text:span text:style-name="T8">Constructor Visual de Interfaces Gráficos de NetBeans</text:span><text:span text:style-name="T31">, </text:span><text:span text:style-name="T63">llamado </text:span><text:span text:style-name="T18">Matisse</text:span><text:span text:style-name="T8">,</text:span><text:span text:style-name="T44"> </text:span><text:span text:style-name="T31">construir un proyecto de tipo </text:span><text:span text:style-name="T8">Aplicación Java con Interfaz Gráfico Swing</text:span><text:span text:style-name="T31"> llamado </text:span><text:span text:style-name="T11">ConvertirDolarEuro</text:span><text:span text:style-name="T16">Asistido</text:span><text:span text:style-name="T31"> que </text:span><text:span text:style-name="T34">permita </text:span><text:span text:style-name="T35">obtener la </text:span><text:span text:style-name="T11">equivalencia de </text:span><text:span text:style-name="T28">"</text:span><text:span text:style-name="T11">Euros</text:span><text:span text:style-name="T28">"</text:span><text:span text:style-name="T11"> a </text:span><text:span text:style-name="T28">"</text:span><text:span text:style-name="T11">Dólares de EEUU</text:span><text:span text:style-name="T28">"</text:span><text:span text:style-name="T11"> y viceversa</text:span><text:span text:style-name="T35">, </text:span><text:span text:style-name="T52">dependiendo d</text:span><text:span text:style-name="T35">el tipo vigente en ese momento. De forma predeterminada se considerará que </text:span><text:span text:style-name="T11">un </text:span><text:span text:style-name="T28">"</text:span><text:span text:style-name="T11">Euro</text:span><text:span text:style-name="T28">"</text:span><text:span text:style-name="T11"> se cambia por 1.32 </text:span><text:span text:style-name="T28">"</text:span><text:span text:style-name="T11">Dólares </text:span><text:span text:style-name="T28">de EEUU"</text:span><text:span text:style-name="T35">. Las cantidades se expresarán con </text:span><text:span text:style-name="T14">2</text:span><text:span text:style-name="T11"> decimales de precisión</text:span><text:span text:style-name="T35">. </text:span><text:span text:style-name="T48">Si en un campo se introduce un texto que no se puede convertir en el campo opuesto aparecerá "</text:span><text:span text:style-name="T25">???</text:span><text:span text:style-name="T48">".</text:span></text:p>
        </text:list-item>
        <text:list-item>
          <text:p text:style-name="P10"><text:span text:style-name="T31">Con la ayuda del </text:span><text:span text:style-name="T8">Constructor Visual de Interfaces Gráficos de NetBeans</text:span><text:span text:style-name="T31">, </text:span><text:span text:style-name="T63">llamado </text:span><text:span text:style-name="T18">Matisse</text:span><text:span text:style-name="T8">,</text:span><text:span text:style-name="T44"> </text:span><text:span text:style-name="T31">construir un proyecto de tipo </text:span><text:span text:style-name="T8">Aplicación Java con Interfaz Gráfico Swing</text:span><text:span text:style-name="T31"> llamado </text:span><text:span text:style-name="T11">SimularLogin</text:span><text:span text:style-name="T16">Asistido</text:span><text:span text:style-name="T31"> que </text:span><text:span text:style-name="T34">permita </text:span><text:span text:style-name="T27">simular</text:span><text:span text:style-name="T11"> el proceso de identificación de un usuario</text:span><text:span text:style-name="T35"> a través de su </text:span><text:span text:style-name="T27">nombre y </text:span><text:span text:style-name="T11">contraseña</text:span><text:span text:style-name="T35">.</text:span></text:p>
        </text:list-item>
        <text:list-item>
          <text:p text:style-name="P11"><text:span text:style-name="T31">Con la ayuda del </text:span><text:span text:style-name="T8">Constructor Visual de Interfaces Gráficos de NetBeans</text:span><text:span text:style-name="T31">, </text:span><text:span text:style-name="T63">llamado </text:span><text:span text:style-name="T18">Matisse</text:span><text:span text:style-name="T8">,</text:span><text:span text:style-name="T44"> </text:span><text:span text:style-name="T31">construir un proyecto de tipo </text:span><text:span text:style-name="T8">Aplicación Java con Interfaz Gráfico Swing</text:span><text:span text:style-name="T31"> llamado </text:span><text:span text:style-name="T12">RespuestaEncuesta</text:span><text:span text:style-name="T17">Asistida</text:span><text:span text:style-name="T31"> que </text:span><text:span text:style-name="T53">plantee una pregunta y </text:span><text:span text:style-name="T34">permita </text:span><text:span text:style-name="T36">recoger la respuesta a través de 3 botones de exclusión. Las respuestas posibles son [SI], [NO] [</text:span><text:span text:style-name="T53">T</text:span><text:span text:style-name="T36">/</text:span><text:span text:style-name="T53">V</text:span><text:span text:style-name="T36">]. </text:span><text:span text:style-name="T53">C</text:span><text:span text:style-name="T36">ada respuesta </text:span><text:span text:style-name="T53">tendrá asociado un icono </text:span><text:span text:style-name="T36">de forma que </text:span><text:span text:style-name="T53">la selección de una respuesta muestra </text:span><text:span text:style-name="T36">el icono correspondiente. Inicialmente estará seleccionad</text:span><text:span text:style-name="T53">a</text:span><text:span text:style-name="T36"> la respuesta [</text:span><text:span text:style-name="T53">T</text:span><text:span text:style-name="T36">/</text:span><text:span text:style-name="T53">V</text:span><text:span text:style-name="T36">].</text:span></text:p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2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loext:contextual-spacing="fals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system" style:font-pitch-asian="variable" style:font-size-asian="26pt" style:language-asian="es" style:country-asian="ES" style:font-name-complex="Times New Roman1" style:font-family-complex="'Times New Roman'" style:font-family-generic-complex="system" style:font-pitch-complex="variable" style:font-size-complex="26pt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3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20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7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4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01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8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3a1bb4"/>
    </style:style>
    <style:style style:name="M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1" fo:font-size="12pt" officeooo:paragraph-rsid="003a1bb4" style:font-size-asian="12pt" style:font-size-complex="12pt"/>
    </style:style>
    <style:style style:name="MT1" style:family="text">
      <style:text-properties style:use-window-font-color="true" fo:font-style="normal" style:font-style-asian="normal" style:font-style-complex="normal"/>
    </style:style>
    <style:style style:name="MT2" style:family="text">
      <style:text-properties style:use-window-font-color="true" fo:font-style="normal" officeooo:rsid="002b4d68" style:font-style-asian="normal" style:font-style-complex="normal"/>
    </style:style>
    <style:style style:name="MT3" style:family="text">
      <style:text-properties style:use-window-font-color="true" fo:font-style="normal" officeooo:rsid="004097da" style:font-style-asian="normal" style:font-style-complex="normal"/>
    </style:style>
    <style:style style:name="MT4" style:family="text">
      <style:text-properties style:use-window-font-color="true" fo:font-style="normal" officeooo:rsid="003a1bb4" style:font-style-asian="normal" style:font-style-complex="normal"/>
    </style:style>
    <style:style style:name="MT5" style:family="text">
      <style:text-properties style:font-name="Calibri2" officeooo:rsid="004097da" style:font-name-asian="Times New Roman1" style:font-name-complex="Times New Roman1"/>
    </style:style>
    <style:style style:name="MT6" style:family="text">
      <style:text-properties officeooo:rsid="004097da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Intense_20_Emphasis"><text:span text:style-name="MT1">MP 0</text:span></text:span><text:span text:style-name="Intense_20_Emphasis"><text:span text:style-name="MT2">485</text:span></text:span><text:span text:style-name="Intense_20_Emphasis"><text:span text:style-name="MT1"> – </text:span></text:span><text:span text:style-name="Intense_20_Emphasis"><text:span text:style-name="MT2">PRG<text:tab/></text:span></text:span><text:span text:style-name="Intense_20_Emphasis"><text:span text:style-name="MT3">Java 8 | NetBeans 8.2 | Swing [ </text:span></text:span><text:span text:style-name="Intense_20_Emphasis"><text:span text:style-name="MT4">Asistido</text:span></text:span><text:span text:style-name="Intense_20_Emphasis"><text:span text:style-name="MT3"> ]</text:span></text:span></text:p>
      </style:header>
      <style:footer>
        <text:p text:style-name="MP2"><text:span text:style-name="MT5">©</text:span><text:span text:style-name="MT6"> 2017 – José A. Pacheco Ondoño<text:tab/><text:tab/></text:span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PAON</meta:initial-creator>
    <meta:editing-cycles>27</meta:editing-cycles>
    <meta:print-date>2011-12-14T00:29:00</meta:print-date>
    <meta:creation-date>2011-12-13T22:25:00</meta:creation-date>
    <dc:date>2017-06-23T20:34:30.645000000</dc:date>
    <meta:editing-duration>PT1H10M6S</meta:editing-duration>
    <meta:generator>LibreOffice/5.3.3.2$Windows_X86_64 LibreOffice_project/3d9a8b4b4e538a85e0782bd6c2d430bafe583448</meta:generator>
    <meta:document-statistic meta:table-count="0" meta:image-count="0" meta:object-count="0" meta:page-count="1" meta:paragraph-count="11" meta:word-count="635" meta:character-count="4005" meta:non-whitespace-character-count="3385"/>
    <meta:user-defined meta:name="AppVersion">14.0000</meta:user-defined>
    <meta:user-defined meta:name="Company">Oficina de JOANPA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